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75e3" officeooo:paragraph-rsid="001875e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## Includes and Definitions</text:p>
      <text:p text:style-name="P1">```c</text:p>
      <text:p text:style-name="P1">#include &lt;stdio.h&gt;</text:p>
      <text:p text:style-name="P1">#include &lt;stdlib.h&gt;</text:p>
      <text:p text:style-name="P1">#include &lt;string.h&gt;</text:p>
      <text:p text:style-name="P1">#include &lt;arpa/inet.h&gt;</text:p>
      <text:p text:style-name="P1">#include &lt;sys/socket.h&gt;</text:p>
      <text:p text:style-name="P1">#include &lt;sys/types.h&gt;</text:p>
      <text:p text:style-name="P1">#include &lt;unistd.h&gt;</text:p>
      <text:p text:style-name="P1">#include &lt;pthread.h&gt;</text:p>
      <text:p text:style-name="P1"/>
      <text:p text:style-name="P1">#define SIZE 100</text:p>
      <text:p text:style-name="P1">```</text:p>
      <text:p text:style-name="P1">Standard header files are included for socket programming (`stdio.h`, `stdlib.h`, `string.h`, `arpa/inet.h`, `sys/socket.h`, `sys/types.h`, `unistd.h`, `pthread.h`). The `SIZE` macro sets the size of arrays.</text:p>
      <text:p text:style-name="P1"/>
      <text:p text:style-name="P1">### Global Variables</text:p>
      <text:p text:style-name="P1">```c</text:p>
      <text:p text:style-name="P1">int clients[20];</text:p>
      <text:p text:style-name="P1">int n = 0;</text:p>
      <text:p text:style-name="P1">```</text:p>
      <text:p text:style-name="P1">An array `clients` is used to store client socket descriptors, and `n` keeps track of the number of connected clients.</text:p>
      <text:p text:style-name="P1"/>
      <text:p text:style-name="P1">### sendToAll Function</text:p>
      <text:p text:style-name="P1">```c</text:p>
      <text:p text:style-name="P1">void sendToAll(char *msg, int curr) {</text:p>
      <text:p text:style-name="P1"><text:s text:c="4"/>for (int i=0; i&lt;n; i++) {</text:p>
      <text:p text:style-name="P1"><text:s text:c="8"/>if (clients[i] != curr) {</text:p>
      <text:p text:style-name="P1"><text:s text:c="12"/>if (send(clients[i], msg, strlen(msg), 0) &lt; 0) {</text:p>
      <text:p text:style-name="P1"><text:s text:c="16"/>printf("Failed to send the message...");</text:p>
      <text:p text:style-name="P1"><text:s text:c="16"/>continue;</text:p>
      <text:p text:style-name="P1"><text:s text:c="12"/>}</text:p>
      <text:p text:style-name="P1"><text:s text:c="8"/>}</text:p>
      <text:p text:style-name="P1"><text:s text:c="4"/>}</text:p>
      <text:p text:style-name="P1">}</text:p>
      <text:p text:style-name="P1">```</text:p>
      <text:p text:style-name="P1">This function sends a message (`msg`) to all connected clients except the current client (`curr`). It loops through the `clients` array and uses `send()` to send the message. If sending fails, it prints an error message.</text:p>
      <text:p text:style-name="P1"/>
      <text:p text:style-name="P1">### receive Function</text:p>
      <text:p text:style-name="P1">```c</text:p>
      <text:p text:style-name="P1">void *receive(void *csd) {</text:p>
      <text:p text:style-name="P1"><text:s text:c="4"/>int sockfd = *((int *)csd);</text:p>
      <text:p text:style-name="P1"><text:s text:c="4"/>char msg[SIZE];</text:p>
      <text:p text:style-name="P1"><text:s text:c="4"/>int len;</text:p>
      <text:p text:style-name="P1"/>
      <text:p text:style-name="P1"><text:s text:c="4"/>while ((len = recv(sockfd, msg, SIZE, 0)) &gt; 0) {</text:p>
      <text:p text:style-name="P1"><text:s text:c="8"/>msg[len] = '\0';</text:p>
      <text:p text:style-name="P1"><text:s text:c="8"/>sendToAll(msg, sockfd);</text:p>
      <text:p text:style-name="P1"><text:soft-page-break/><text:s text:c="4"/>}</text:p>
      <text:p text:style-name="P1">}</text:p>
      <text:p text:style-name="P1">```</text:p>
      <text:p text:style-name="P1">This function runs in a separate thread for each connected client. It continuously receives messages from the client using `recv()` and then broadcasts the received message to all other clients using `sendToAll()`.</text:p>
      <text:p text:style-name="P1"/>
      <text:p text:style-name="P1">### main Function</text:p>
      <text:p text:style-name="P1">```c</text:p>
      <text:p text:style-name="P1">int main() {</text:p>
      <text:p text:style-name="P1"><text:s text:c="4"/>pthread_t receiver;</text:p>
      <text:p text:style-name="P1"><text:s text:c="4"/>int sockfd, csd;</text:p>
      <text:p text:style-name="P1"><text:s text:c="4"/>struct sockaddr_in server;</text:p>
      <text:p text:style-name="P1"/>
      <text:p text:style-name="P1"><text:s text:c="4"/>server.sin_family = AF_INET;</text:p>
      <text:p text:style-name="P1"><text:s text:c="4"/>server.sin_port = htons(5600);</text:p>
      <text:p text:style-name="P1"><text:s text:c="4"/>server.sin_addr.s_addr = INADDR_ANY;</text:p>
      <text:p text:style-name="P1"/>
      <text:p text:style-name="P1"><text:s text:c="4"/>sockfd = socket(AF_INET, SOCK_STREAM, 0);</text:p>
      <text:p text:style-name="P1"><text:s text:c="4"/>bind(sockfd, (struct sockaddr*)&amp;server, sizeof(server));</text:p>
      <text:p text:style-name="P1"><text:s text:c="4"/>listen(sockfd, 5);</text:p>
      <text:p text:style-name="P1"/>
      <text:p text:style-name="P1"><text:s text:c="4"/>while (1) {</text:p>
      <text:p text:style-name="P1"><text:s text:c="8"/>csd = accept(sockfd, (struct sockaddr*)NULL, NULL);</text:p>
      <text:p text:style-name="P1"><text:s text:c="8"/>clients[n++] = csd;</text:p>
      <text:p text:style-name="P1"><text:s text:c="8"/>pthread_create(&amp;receiver, NULL, (void *)receive, &amp;csd);</text:p>
      <text:p text:style-name="P1"><text:s text:c="4"/>}</text:p>
      <text:p text:style-name="P1">}</text:p>
      <text:p text:style-name="P1">```</text:p>
      <text:p text:style-name="P1">- Initializes variables and structures, sets up the server address.</text:p>
      <text:p text:style-name="P1">- Creates a socket (`sockfd`) using IPv4 and TCP.</text:p>
      <text:p text:style-name="P1">- Binds the socket to the server address and starts listening for incoming connections.</text:p>
      <text:p text:style-name="P1">- In an infinite loop, accepts client connections (`csd`) and adds them to the `clients` array.</text:p>
      <text:p text:style-name="P1">- For each accepted connection, it creates a new thread (`receiver`) that runs the `receive` function to handle messages from that client.</text:p>
      <text:p text:style-name="P1"/>
      <text:p text:style-name="P1">However, there's a small issue in the `pthread_create` call in the `main` function. It should use `&amp;csd` instead of `&amp;receiver` to pass the client socket descriptor to the `receive` function:</text:p>
      <text:p text:style-name="P1"/>
      <text:p text:style-name="P1">```c</text:p>
      <text:p text:style-name="P1">pthread_create(&amp;receiver, NULL, (void *)receive, &amp;csd);</text:p>
      <text:p text:style-name="P1">```</text:p>
      <text:p text:style-name="P1"/>
      <text:p text:style-name="P1">Other than that, the server is designed to handle multiple clients concurrently and broadcast messages among them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4T18:25:07.330469416</meta:creation-date>
    <dc:date>2024-04-14T18:25:25.789887091</dc:date>
    <meta:editing-duration>PT18S</meta:editing-duration>
    <meta:editing-cycles>2</meta:editing-cycles>
    <meta:generator>LibreOffice/7.4.7.2$Linux_X86_64 LibreOffice_project/40$Build-2</meta:generator>
    <meta:document-statistic meta:table-count="0" meta:image-count="0" meta:object-count="0" meta:page-count="2" meta:paragraph-count="75" meta:word-count="403" meta:character-count="2865" meta:non-whitespace-character-count="2353"/>
  </office:meta>
</office:document-meta>
</file>